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4469248B11DDA57EF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15cm" svg:height="15.841cm" svg:x="-0.014cm" svg:y="-0.09cm">
          <draw:image xlink:href="Pictures/10000000000005DC0000044469248B11DDA57EF5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onás</text:span></text:p>
            <text:p text:style-name="P3"><text:span text:style-name="T2">un profeta de Dios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7-17T11:06:19.406000000</dc:date>
    <meta:editing-duration>PT3H33M2S</meta:editing-duration>
    <meta:editing-cycles>45</meta:editing-cycles>
    <meta:generator>LibreOffice/5.4.7.2$Windows_X86_64 LibreOffice_project/c838ef25c16710f8838b1faec480ebba495259d0</meta:generator>
    <meta:document-statistic meta:object-count="2"/>
  </office:meta>
</office:document-meta>
</file>